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0.896cm"/>
    </style:style>
    <style:style style:name="co3" style:family="table-column">
      <style:table-column-properties fo:break-before="auto" style:column-width="0.781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1.67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95b3d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svg:stroke-color="#c9211e" draw:textarea-horizontal-align="center" draw:textarea-vertical-align="middle"/>
    </style:style>
    <style:style style:name="gr2" style:family="graphic">
      <style:graphic-properties draw:stroke="solid" svg:stroke-width="0cm" svg:stroke-color="#c9211e" draw:marker-end="msArrowOpenEnd_20_5_20_0" draw:marker-end-width="0.245cm" draw:marker-end-center="false" draw:stroke-linejoin="round" draw:fill="none" draw:textarea-vertical-align="top" draw:auto-grow-height="false" fo:min-height="1.757cm" fo:min-width="8.158cm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stroke-linejoin="round" draw:fill="solid" draw:fill-color="#ffffff" draw:textarea-vertical-align="middle" draw:auto-grow-height="false" draw:fit-to-size="false" style:shrink-to-fit="false" fo:min-height="0.367cm" fo:min-width="0.722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draw:stroke="none" svg:stroke-width="0cm" draw:stroke-linejoin="round" draw:fill="solid" draw:fill-color="#ffffff" draw:textarea-vertical-align="middle" draw:auto-grow-height="false" draw:fit-to-size="false" style:shrink-to-fit="false" fo:min-height="0.367cm" fo:min-width="0.957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draw:stroke="solid" svg:stroke-width="0cm" svg:stroke-color="#c9211e" draw:marker-end="msArrowOpenEnd_20_5_20_0" draw:marker-end-width="0.245cm" draw:marker-end-center="false" draw:stroke-linejoin="round" draw:fill="none" draw:textarea-vertical-align="top" draw:auto-grow-height="false" fo:min-height="0cm" fo:min-width="2.322cm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stroke-linejoin="round" draw:fill="solid" draw:fill-color="#ffffff" draw:textarea-vertical-align="middle" draw:auto-grow-height="false" draw:fit-to-size="false" style:shrink-to-fit="false" fo:min-height="0.367cm" fo:min-width="0.777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draw:stroke="solid" svg:stroke-width="0cm" svg:stroke-color="#c9211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>
      <style:graphic-properties draw:stroke="none" svg:stroke-width="0cm" draw:stroke-linejoin="round" draw:fill="solid" draw:fill-color="#ffffff" draw:textarea-vertical-align="middle" draw:auto-grow-height="false" draw:fit-to-size="false" style:shrink-to-fit="false" fo:min-height="0.367cm" fo:min-width="1.957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8pt" fo:letter-spacing="normal" fo:language="fr" fo:country="FR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line draw:z-index="8" draw:style-name="gr1" draw:text-style-name="P1" svg:x1="8.279cm" svg:y1="5.288cm" svg:x2="8.257cm" svg:y2="3.297cm">
            <text:p/>
          </draw:line>
          <draw:line draw:z-index="9" draw:style-name="gr1" draw:text-style-name="P1" svg:x1="8.257cm" svg:y1="3.342cm" svg:x2="8.039cm" svg:y2="3.629cm">
            <text:p/>
          </draw:line>
          <draw:line draw:z-index="10" draw:style-name="gr1" draw:text-style-name="P1" svg:x1="8.278cm" svg:y1="3.328cm" svg:x2="8.556cm" svg:y2="3.571cm">
            <text:p/>
          </draw:line>
          <draw:line draw:z-index="11" draw:style-name="gr1" draw:text-style-name="P1" svg:x1="9.386cm" svg:y1="3.35cm" svg:x2="9.879cm" svg:y2="3.064cm">
            <text:p/>
          </draw:line>
          <draw:line draw:z-index="12" draw:style-name="gr1" draw:text-style-name="P1" svg:x1="9.428cm" svg:y1="3.46cm" svg:x2="9.75cm" svg:y2="3.747cm">
            <text:p/>
          </draw:line>
          <draw:line draw:z-index="13" draw:style-name="gr1" draw:text-style-name="P1" svg:x1="4.895cm" svg:y1="7.01cm" svg:x2="7.23cm" svg:y2="6.988cm">
            <text:p/>
          </draw:line>
          <draw:line draw:z-index="14" draw:style-name="gr1" draw:text-style-name="P1" svg:x1="7.076cm" svg:y1="7.015cm" svg:x2="6.74cm" svg:y2="6.679cm">
            <text:p/>
          </draw:line>
          <draw:line draw:z-index="15" draw:style-name="gr1" draw:text-style-name="P1" svg:x1="7.04cm" svg:y1="6.943cm" svg:x2="6.761cm" svg:y2="7.186cm">
            <text:p/>
          </draw:line>
          <draw:line draw:z-index="16" draw:style-name="gr1" draw:text-style-name="P1" svg:x1="3.314cm" svg:y1="10.098cm" svg:x2="3.311cm" svg:y2="7.679cm">
            <text:p/>
          </draw:line>
          <draw:line draw:z-index="17" draw:style-name="gr1" draw:text-style-name="P1" svg:x1="3.312cm" svg:y1="7.757cm" svg:x2="3.591cm" svg:y2="8.065cm">
            <text:p/>
          </draw:line>
          <draw:line draw:z-index="18" draw:style-name="gr1" draw:text-style-name="P1" svg:x1="3.38cm" svg:y1="7.713cm" svg:x2="3.016cm" svg:y2="8.109cm">
            <text:p/>
          </draw:line>
          <draw:line draw:z-index="19" draw:style-name="gr1" draw:text-style-name="P1" svg:x1="9.564cm" svg:y1="6.944cm" svg:x2="12.237cm" svg:y2="6.882cm">
            <text:p/>
          </draw:line>
          <draw:line draw:z-index="20" draw:style-name="gr1" draw:text-style-name="P1" svg:x1="12.282cm" svg:y1="6.877cm" svg:x2="11.811cm" svg:y2="6.591cm">
            <text:p/>
          </draw:line>
          <draw:line draw:z-index="21" draw:style-name="gr1" draw:text-style-name="P1" svg:x1="12.237cm" svg:y1="6.949cm" svg:x2="11.865cm" svg:y2="7.391cm">
            <text:p/>
          </draw:line>
          <draw:line draw:z-index="22" draw:style-name="gr1" draw:text-style-name="P1" svg:x1="16.97cm" svg:y1="6.767cm" svg:x2="16.584cm" svg:y2="6.503cm">
            <text:p/>
          </draw:line>
          <draw:line draw:z-index="23" draw:style-name="gr1" draw:text-style-name="P1" svg:x1="16.97cm" svg:y1="6.678cm" svg:x2="16.671cm" svg:y2="7.009cm">
            <text:p/>
          </draw:lin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10" table:number-columns-repeated="50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5"/>
          <table:table-cell table:style-name="ce2" office:value-type="string" calcext:value-type="string">
            <text:p>Person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3" office:value-type="string" calcext:value-type="string">
            <text:p>id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3" office:value-type="string" calcext:value-type="string">
            <text:p>first name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3" office:value-type="string" calcext:value-type="string">
            <text:p>last name</text:p>
          </table:table-cell>
          <table:table-cell table:number-columns-repeated="5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gymnasium</text:p>
          </table:table-cell>
          <table:table-cell table:style-name="ce5" office:value-type="string" calcext:value-type="string">
            <text:p>1..N</text:p>
          </table:table-cell>
          <table:table-cell/>
          <table:table-cell office:value-type="string" calcext:value-type="string">
            <text:p>1..1</text:p>
          </table:table-cell>
          <table:table-cell table:style-name="ce2" office:value-type="string" calcext:value-type="string">
            <text:p>Member</text:p>
          </table:table-cell>
          <table:table-cell office:value-type="string" calcext:value-type="string">
            <text:p>1..1</text:p>
          </table:table-cell>
          <table:table-cell/>
          <table:table-cell table:style-name="ce8" office:value-type="string" calcext:value-type="string">
            <text:p>1..20</text:p>
          </table:table-cell>
          <table:table-cell table:style-name="ce2" office:value-type="string" calcext:value-type="string">
            <text:p>Session</text:p>
          </table:table-cell>
          <table:table-cell table:style-name="ce8" office:value-type="string" calcext:value-type="string">
            <text:p>1..2</text:p>
          </table:table-cell>
          <table:table-cell/>
          <table:table-cell office:value-type="string" calcext:value-type="string">
            <text:p>1..N</text:p>
          </table:table-cell>
          <table:table-cell table:style-name="ce2" office:value-type="string" calcext:value-type="string">
            <text:p>Coach</text:p>
            <draw:custom-shape table:end-cell-address="Sheet1.S16" table:end-x="1.11cm" table:end-y="0.059cm" draw:z-index="0" draw:name="CustomShape 1" draw:style-name="gr2" draw:text-style-name="P2" svg:width="8.657cm" svg:height="2.006cm" draw:transform="rotate (-3.14159265358979) translate (1.115cm 0cm)">
              <text:p/>
              <draw:enhanced-geometry draw:mirror-horizontal="false" draw:mirror-vertical="fals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number-columns-repeated="50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>
            <draw:custom-shape table:end-cell-address="Sheet1.E15" table:end-x="0.486cm" table:end-y="0.328cm" draw:z-index="2" draw:name="CustomShape 1" draw:style-name="gr3" draw:text-style-name="P4" svg:width="1.728cm" svg:height="0.871cm" svg:x="0.435cm" svg:y="0.43cm">
              <text:p text:style-name="P3"><text:span text:style-name="T1">Join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office:value-type="string" calcext:value-type="string">
            <text:p>1..N</text:p>
          </table:table-cell>
          <table:table-cell/>
          <table:table-cell table:style-name="ce3" office:value-type="string" calcext:value-type="string">
            <text:p>adress </text:p>
          </table:table-cell>
          <table:table-cell>
            <draw:custom-shape table:end-cell-address="Sheet1.I15" table:end-x="0.753cm" table:end-y="0.346cm" draw:z-index="3" draw:name="CustomShape 1" draw:style-name="gr4" draw:text-style-name="P4" svg:width="2.059cm" svg:height="0.871cm" svg:x="0.512cm" svg:y="0.448cm">
              <text:p text:style-name="P3"><text:span text:style-name="T2">training 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office:value-type="string" calcext:value-type="string">
            <text:p>1..20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6"/>
          <table:table-cell office:value-type="string" calcext:value-type="string">
            <text:p>1..N</text:p>
          </table:table-cell>
          <table:table-cell/>
          <table:table-cell table:style-name="ce3" office:value-type="string" calcext:value-type="string">
            <text:p>age</text:p>
          </table:table-cell>
          <table:table-cell table:number-columns-repeated="50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6"/>
          <table:table-cell table:number-columns-repeated="2"/>
          <table:table-cell table:style-name="ce3" office:value-type="string" calcext:value-type="string">
            <text:p>date of birth</text:p>
          </table:table-cell>
          <table:table-cell table:number-columns-repeated="3"/>
          <table:table-cell table:style-name="ce3" office:value-type="string" calcext:value-type="string">
            <text:p>Sport_type</text:p>
            <draw:custom-shape table:end-cell-address="Sheet1.N14" table:end-x="0.269cm" table:end-y="0.475cm" draw:z-index="1" draw:name="CustomShape 1" draw:style-name="gr5" draw:text-style-name="P2" svg:width="2.821cm" svg:height="0.001cm" svg:x="1.982cm" svg:y="0.474cm">
              <text:p/>
              <draw:enhanced-geometry draw:mirror-horizontal="false" draw:mirror-vertical="fals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6">
            <draw:custom-shape table:end-cell-address="Sheet1.M16" table:end-x="0.638cm" table:end-y="0.049cm" draw:z-index="4" draw:name="CustomShape 1" draw:style-name="gr6" draw:text-style-name="P4" svg:width="1.805cm" svg:height="0.871cm" svg:x="0.456cm" svg:y="0.152cm">
              <text:p text:style-name="P3"><text:span text:style-name="T1">lead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2"/>
          <table:table-cell table:style-name="ce3" office:value-type="string" calcext:value-type="string">
            <text:p>speciality</text:p>
          </table:table-cell>
          <table:table-cell table:number-columns-repeated="50"/>
        </table:table-row>
        <table:table-row table:style-name="ro1">
          <table:table-cell/>
          <table:table-cell table:style-name="ce3" office:value-type="string" calcext:value-type="string">
            <text:p>address</text:p>
          </table:table-cell>
          <table:table-cell table:style-name="ce6"/>
          <table:table-cell table:style-name="ce5"/>
          <table:table-cell/>
          <table:table-cell table:style-name="ce3" office:value-type="string" calcext:value-type="string">
            <text:p>gender</text:p>
          </table:table-cell>
          <table:table-cell table:number-columns-repeated="3"/>
          <table:table-cell table:style-name="ce3" office:value-type="string" calcext:value-type="string">
            <text:p>schedule</text:p>
            <draw:line table:end-cell-address="Sheet1.J21" table:end-x="0.928cm" table:end-y="0.37cm" draw:z-index="5" draw:name="Line 1" draw:style-name="gr7" draw:text-style-name="P2" svg:x1="0.875cm" svg:y1="0.421cm" svg:x2="0.928cm" svg:y2="3.291cm">
              <text:p/>
            </draw:line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telephon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7" office:value-type="string" calcext:value-type="string">
            <text:p>1..N</text:p>
          </table:table-cell>
          <table:table-cell table:number-columns-repeated="58"/>
        </table:table-row>
        <table:table-row table:style-name="ro1">
          <table:table-cell/>
          <table:table-cell table:style-name="ce4" office:value-type="string" calcext:value-type="string">
            <text:p>1..N</text:p>
          </table:table-cell>
          <table:table-cell table:number-columns-repeated="2"/>
          <table:table-cell>
            <draw:custom-shape table:end-cell-address="Sheet1.G21" table:end-x="0.482cm" table:end-y="0.372cm" draw:z-index="7" draw:name="CustomShape 1" draw:style-name="gr8" draw:text-style-name="P4" svg:width="3.475cm" svg:height="0.871cm" svg:x="0.087cm" svg:y="0.474cm">
              <text:p text:style-name="P3"><text:span text:style-name="T1">takes place in 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4"/>
          <table:table-cell office:value-type="string" calcext:value-type="string">
            <text:p>1..1</text:p>
          </table:table-cell>
          <table:table-cell table:number-columns-repeated="54"/>
        </table:table-row>
        <table:table-row table:style-name="ro1">
          <table:table-cell/>
          <table:table-cell>
            <draw:line table:end-cell-address="Sheet1.J20" table:end-x="0.926cm" table:end-y="0.052cm" draw:z-index="6" draw:name="Line 1" draw:style-name="gr7" draw:text-style-name="P2" svg:x1="0.928cm" svg:y1="0.831cm" svg:x2="10.86cm" svg:y2="0.857cm">
              <text:p/>
            </draw:line>
          </table:table-cell>
          <table:table-cell table:number-columns-repeated="62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OpenEnd_20_5_20_0" draw:display-name="msArrowOpenEnd 5 0" svg:viewBox="0 0 350 350" svg:d="M175 0l175 344-6 6-166-331v331h-7v-331l-166 331-5-6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21:25:54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14:20:02</meta:creation-date>
    <meta:initial-creator>Dreamer</meta:initial-creator>
    <dc:language>fr-FR</dc:language>
    <dc:date>2020-10-11T21:30:18.359000000</dc:date>
    <meta:editing-cycles>8</meta:editing-cycles>
    <meta:editing-duration>PT43M47S</meta:editing-duration>
    <meta:generator>LibreOffice/7.0.0.3$Windows_X86_64 LibreOffice_project/8061b3e9204bef6b321a21033174034a5e2ea88e</meta:generator>
    <meta:document-statistic meta:table-count="1" meta:cell-count="32" meta:object-count="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